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" svg:font-family="FreeSans"/>
    <style:font-face style:name="Lohit Hindi1" svg:font-family="'Lohit Hindi'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reeSans1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FreeSans1" fo:font-size="10pt" fo:font-weight="bold" style:font-size-asian="10pt" style:font-weight-asian="bold" style:font-size-complex="10pt" style:font-weight-complex="bold"/>
    </style:style>
    <style:style style:name="P4" style:family="paragraph" style:parent-style-name="Footer">
      <style:paragraph-properties fo:padding="0.074cm" fo:border-left="none" fo:border-right="none" fo:border-top="none" fo:border-bottom="0.002cm solid #000000" style:join-border="false"/>
    </style:style>
    <style:style style:name="P5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style:font-name="FreeSans1"/>
    </style:style>
    <style:style style:name="P7" style:family="paragraph" style:parent-style-name="Standard">
      <style:paragraph-properties fo:text-align="center" style:justify-single-word="false"/>
      <style:text-properties style:font-name="FreeSans1" fo:font-size="24pt" style:font-size-asian="24pt" style:font-size-complex="24pt"/>
    </style:style>
    <style:style style:name="P8" style:family="paragraph" style:parent-style-name="Standard">
      <style:text-properties style:font-name="FreeSans1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FreeSans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Free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FreeSans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FreeSans1" fo:font-size="11pt" style:font-size-asian="11pt" style:font-size-complex="11pt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FreeSans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Free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Free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FreeSans1" fo:font-size="11pt" style:font-size-asian="11pt" style:font-size-complex="11pt"/>
    </style:style>
    <style:style style:name="T7" style:family="text">
      <style:text-properties style:font-name="Free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FreeSans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FreeSans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lgoritmos y Estructuras de Datos </text:p>
      <text:p text:style-name="P7">Guía de Trabajos Prácticos Nro. 2</text:p>
      <text:p text:style-name="P6"/>
      <text:p text:style-name="P9">[Las guías deberán ser presentadas en un archivo .cpp con todas las funciones pedidas. Sólo se aceptaran éstas a través de la plataforma. En cada algoritmo desarrollado debe especificarse el orden del mismo. En clase se elegirán alumnos al azar para que expliquen como han resuelto los ejercicios]</text:p>
      <text:p text:style-name="P8"/>
      <text:list xml:id="list1061682483" text:style-name="L1">
        <text:list-item>
          <text:p text:style-name="P13">Escribir una función que dado un árbol A, retorne la altura del mism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" svg:font-family="FreeSans"/>
    <style:font-face style:name="Lohit Hindi1" svg:font-family="'Lohit Hindi'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Sans1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text-align="end" style:justify-single-word="false" fo:padding="0.074cm" fo:border-left="none" fo:border-right="none" fo:border-top="none" fo:border-bottom="0.002cm solid #000000" style:join-border="false"/>
      <style:text-properties style:font-name="FreeSans1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padding="0.074cm" fo:border-left="none" fo:border-right="none" fo:border-top="none" fo:border-bottom="0.002cm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niversidad Nacional del Litoral </text:p>
        <text:p text:style-name="MP1">Facultad de Ingeniería y Ciencias Hídricas</text:p>
        <text:p text:style-name="MP1">Departamento de Informática </text:p>
        <text:p text:style-name="MP2">Algoritmos y Estructuras de Datos</text:p>
        <text:p text:style-name="MP3"/>
      </style:header>
      <style:footer>
        <text:p text:style-name="MP4"/>
        <text:p text:style-name="MP5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Daniel</meta:initial-creator>
    <meta:creation-date>2011-07-08T17:36:24</meta:creation-date>
    <dc:date>2011-08-08T16:51:43</dc:date>
    <dc:creator>Juan Daniel Prigioni</dc:creator>
    <meta:editing-duration>PT3H51M23S</meta:editing-duration>
    <meta:editing-cycles>94</meta:editing-cycles>
    <meta:generator>LibreOffice/3.3$Unix LibreOffice_project/330m19$Build-301</meta:generator>
    <dc:description>This work is licensed under the Creative Commons Attribution-NonCommercial-ShareAlike 3.0 Unported License. To view a copy of this license, visit http://creativecommons.org/licenses/by-nc-sa/3.0/ or send a letter to Creative Commons, 444 Castro Street, Suite 900, Mountain View, California, 94041, USA.</dc:description>
    <meta:keyword>AED</meta:keyword>
    <meta:keyword>lista</meta:keyword>
    <meta:keyword>pila</meta:keyword>
    <meta:keyword>cola</meta:keyword>
    <dc:subject>Lista, pila y cola</dc:subject>
    <dc:title>Guía de Trabajos Prácticos Nro. 1</dc:title>
    <meta:document-statistic meta:table-count="0" meta:image-count="0" meta:object-count="0" meta:page-count="1" meta:paragraph-count="9" meta:word-count="92" meta:character-count="573"/>
  </office:meta>
</office:document-meta>
</file>